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Roman" svg:font-family="Times-Roman" style:font-family-generic="roman"/>
    <style:font-face style:name="ArialMT" svg:font-family="ArialMT"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MS Gothi" svg:font-family="'MS Goth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1">
      <style:paragraph-properties fo:margin-top="0cm" fo:margin-bottom="0cm" fo:text-align="justify" style:justify-single-word="false"/>
    </style:style>
    <style:style style:name="P2" style:family="paragraph" style:parent-style-name="List_20_Paragraph" style:list-style-name="WWNum2">
      <style:paragraph-properties fo:margin-top="0cm" fo:margin-bottom="0cm" fo:text-align="justify" style:justify-single-word="false"/>
    </style:style>
    <style:style style:name="P3" style:family="paragraph" style:parent-style-name="List_20_Paragraph">
      <style:paragraph-properties fo:margin-top="0cm" fo:margin-bottom="0cm"/>
      <style:text-properties style:font-name="Garamond" fo:font-size="10pt" style:font-size-asian="10pt"/>
    </style:style>
    <style:style style:name="P4" style:family="paragraph" style:parent-style-name="List_20_Paragraph">
      <style:paragraph-properties fo:margin-top="0cm" fo:margin-bottom="0cm" fo:text-align="justify" style:justify-single-word="false"/>
      <style:text-properties style:font-name="Garamond" fo:font-size="10pt" style:font-size-asian="10pt"/>
    </style:style>
    <style:style style:name="P5" style:family="paragraph" style:parent-style-name="List_20_Paragraph" style:list-style-name="WWNum3">
      <style:paragraph-properties fo:margin-top="0cm" fo:margin-bottom="0cm"/>
    </style:style>
    <style:style style:name="P6" style:family="paragraph" style:parent-style-name="List_20_Paragraph" style:list-style-name="WWNum4">
      <style:paragraph-properties fo:margin-top="0cm" fo:margin-bottom="0cm"/>
    </style:style>
    <style:style style:name="P7" style:family="paragraph" style:parent-style-name="List_20_Paragraph" style:list-style-name="WWNum5">
      <style:paragraph-properties fo:margin-top="0cm" fo:margin-bottom="0cm"/>
    </style:style>
    <style:style style:name="P8" style:family="paragraph" style:parent-style-name="List_20_Paragraph" style:list-style-name="WWNum6">
      <style:paragraph-properties fo:margin-top="0cm" fo:margin-bottom="0cm"/>
    </style:style>
    <style:style style:name="P9" style:family="paragraph" style:parent-style-name="List_20_Paragraph" style:list-style-name="WWNum7">
      <style:paragraph-properties fo:margin-top="0cm" fo:margin-bottom="0cm"/>
    </style:style>
    <style:style style:name="P10" style:family="paragraph" style:parent-style-name="List_20_Paragraph" style:list-style-name="WWNum8">
      <style:paragraph-properties fo:margin-top="0cm" fo:margin-bottom="0cm"/>
    </style:style>
    <style:style style:name="P11" style:family="paragraph" style:parent-style-name="List_20_Paragraph" style:list-style-name="WWNum9">
      <style:paragraph-properties fo:margin-top="0cm" fo:margin-bottom="0cm"/>
    </style:style>
    <style:style style:name="P12" style:family="paragraph" style:parent-style-name="List_20_Paragraph" style:list-style-name="WWNum10">
      <style:paragraph-properties fo:margin-top="0cm" fo:margin-bottom="0cm"/>
    </style:style>
    <style:style style:name="P13" style:family="paragraph" style:parent-style-name="List_20_Paragraph" style:list-style-name="WWNum12">
      <style:paragraph-properties fo:margin-top="0cm" fo:margin-bottom="0cm"/>
    </style:style>
    <style:style style:name="P14" style:family="paragraph" style:parent-style-name="List_20_Paragraph" style:list-style-name="WWNum11">
      <style:paragraph-properties fo:margin-top="0cm" fo:margin-bottom="0cm"/>
    </style:style>
    <style:style style:name="P15" style:family="paragraph" style:parent-style-name="List_20_Paragraph" style:list-style-name="WWNum13">
      <style:paragraph-properties fo:margin-top="0cm" fo:margin-bottom="0cm"/>
    </style:style>
    <style:style style:name="P16" style:family="paragraph" style:parent-style-name="List_20_Paragraph" style:list-style-name="WWNum14">
      <style:paragraph-properties fo:margin-top="0cm" fo:margin-bottom="0cm"/>
    </style:style>
    <style:style style:name="P17" style:family="paragraph" style:parent-style-name="List_20_Paragraph" style:list-style-name="WWNum1">
      <style:paragraph-properties fo:margin-left="1.27cm" fo:margin-right="0cm" fo:margin-top="0cm" fo:margin-bottom="0cm" fo:text-align="justify" style:justify-single-word="false" fo:text-indent="0cm" style:auto-text-indent="false"/>
    </style:style>
    <style:style style:name="P18" style:family="paragraph" style:parent-style-name="List_20_Paragraph" style:list-style-name="WWNum3">
      <style:paragraph-properties fo:margin-left="1.27cm" fo:margin-right="0cm" fo:margin-top="0cm" fo:margin-bottom="0cm" fo:text-indent="0cm" style:auto-text-indent="false"/>
    </style:style>
    <style:style style:name="P19" style:family="paragraph" style:parent-style-name="List_20_Paragraph" style:list-style-name="WWNum4">
      <style:paragraph-properties fo:margin-left="1.27cm" fo:margin-right="0cm" fo:margin-top="0cm" fo:margin-bottom="0cm" fo:text-indent="0cm" style:auto-text-indent="false"/>
    </style:style>
    <style:style style:name="P20" style:family="paragraph" style:parent-style-name="List_20_Paragraph" style:list-style-name="WWNum5">
      <style:paragraph-properties fo:margin-left="1.27cm" fo:margin-right="0cm" fo:margin-top="0cm" fo:margin-bottom="0cm" fo:text-indent="0cm" style:auto-text-indent="false"/>
    </style:style>
    <style:style style:name="P21" style:family="paragraph" style:parent-style-name="List_20_Paragraph" style:list-style-name="WWNum6">
      <style:paragraph-properties fo:margin-left="1.27cm" fo:margin-right="0cm" fo:margin-top="0cm" fo:margin-bottom="0cm" fo:text-indent="0cm" style:auto-text-indent="false"/>
    </style:style>
    <style:style style:name="P22" style:family="paragraph" style:parent-style-name="List_20_Paragraph" style:list-style-name="WWNum7">
      <style:paragraph-properties fo:margin-left="1.27cm" fo:margin-right="0cm" fo:margin-top="0cm" fo:margin-bottom="0cm" fo:text-indent="0cm" style:auto-text-indent="false"/>
    </style:style>
    <style:style style:name="P23" style:family="paragraph" style:parent-style-name="List_20_Paragraph" style:list-style-name="WWNum10">
      <style:paragraph-properties fo:margin-left="1.27cm" fo:margin-right="0cm" fo:margin-top="0cm" fo:margin-bottom="0cm" fo:text-indent="0cm" style:auto-text-indent="false"/>
    </style:style>
    <style:style style:name="P24" style:family="paragraph" style:parent-style-name="List_20_Paragraph" style:list-style-name="WWNum12">
      <style:paragraph-properties fo:margin-left="1.27cm" fo:margin-right="0cm" fo:margin-top="0cm" fo:margin-bottom="0cm" fo:text-indent="0cm" style:auto-text-indent="false"/>
    </style:style>
    <style:style style:name="P25" style:family="paragraph" style:parent-style-name="List_20_Paragraph" style:list-style-name="WWNum1">
      <style:paragraph-properties fo:margin-left="1.746cm" fo:margin-right="0cm" fo:margin-top="0cm" fo:margin-bottom="0cm" fo:text-align="justify" style:justify-single-word="false" fo:text-indent="0cm" style:auto-text-indent="false"/>
    </style:style>
    <style:style style:name="P26" style:family="paragraph" style:parent-style-name="List_20_Paragraph">
      <style:paragraph-properties fo:margin-left="0.635cm" fo:margin-right="0cm" fo:margin-top="0cm" fo:margin-bottom="0cm" fo:text-indent="0cm" style:auto-text-indent="false"/>
    </style:style>
    <style:style style:name="P27" style:family="paragraph" style:parent-style-name="List_20_Paragraph">
      <style:paragraph-properties fo:margin-left="0.635cm" fo:margin-right="0cm" fo:margin-top="0cm" fo:margin-bottom="0cm" fo:text-indent="0cm" style:auto-text-indent="false"/>
      <style:text-properties style:font-name="Garamond" fo:font-size="10pt" style:font-size-asian="10pt"/>
    </style:style>
    <style:style style:name="P28" style:family="paragraph" style:parent-style-name="List_20_Paragraph">
      <style:paragraph-properties fo:margin-left="0.635cm" fo:margin-right="0cm" fo:margin-top="0cm" fo:margin-bottom="0cm" fo:text-indent="0cm" style:auto-text-indent="false"/>
      <style:text-properties style:font-name="Garamond" fo:font-size="10pt" fo:font-style="italic" style:font-size-asian="10pt" style:font-style-asian="italic"/>
    </style:style>
    <style:style style:name="P29" style:family="paragraph" style:parent-style-name="Footer">
      <style:paragraph-properties fo:text-align="center" style:justify-single-word="false"/>
    </style:style>
    <style:style style:name="P30" style:family="paragraph" style:parent-style-name="Standard">
      <style:paragraph-properties fo:margin-top="0cm" fo:margin-bottom="0cm"/>
    </style:style>
    <style:style style:name="P31" style:family="paragraph" style:parent-style-name="Standard">
      <style:paragraph-properties fo:margin-top="0cm" fo:margin-bottom="0cm"/>
      <style:text-properties style:font-name="Garamond" fo:font-size="10pt" fo:font-style="italic" style:font-size-asian="10pt" style:font-style-asian="italic"/>
    </style:style>
    <style:style style:name="P32" style:family="paragraph" style:parent-style-name="Standard">
      <style:paragraph-properties fo:margin-top="0cm" fo:margin-bottom="0cm"/>
      <style:text-properties style:font-name="Garamond" fo:font-size="10pt" style:font-size-asian="10pt"/>
    </style:style>
    <style:style style:name="P33" style:family="paragraph" style:parent-style-name="Standard">
      <style:paragraph-properties fo:margin-top="0cm" fo:margin-bottom="0cm" fo:text-align="justify" style:justify-single-word="false"/>
      <style:text-properties style:font-name="Garamond" fo:font-size="10pt" style:font-size-asian="10pt"/>
    </style:style>
    <style:style style:name="P34" style:family="paragraph" style:parent-style-name="Standard">
      <style:paragraph-properties fo:margin-top="0cm" fo:margin-bottom="0cm" fo:text-align="center" style:justify-single-word="false"/>
    </style:style>
    <style:style style:name="P35" style:family="paragraph" style:parent-style-name="Standard">
      <style:paragraph-properties fo:margin-top="0cm" fo:margin-bottom="0cm"/>
      <style:text-properties fo:font-variant="small-caps" style:font-name="Garamond" fo:font-size="10pt" style:text-underline-style="solid" style:text-underline-width="auto" style:text-underline-color="font-color" fo:font-weight="bold" style:font-size-asian="10pt" style:font-weight-asian="bold"/>
    </style:style>
    <style:style style:name="P36" style:family="paragraph" style:parent-style-name="Standard">
      <style:paragraph-properties fo:margin-top="0cm" fo:margin-bottom="0cm"/>
      <style:text-properties fo:color="#943634" style:font-name="Garamond" fo:font-size="10pt" fo:font-weight="bold" style:font-size-asian="10pt" style:font-weight-asian="bold"/>
    </style:style>
    <style:style style:name="P37" style:family="paragraph" style:parent-style-name="Standard">
      <style:paragraph-properties fo:margin-top="0cm" fo:margin-bottom="0cm" fo:break-before="column"/>
    </style:style>
    <style:style style:name="P38" style:family="paragraph" style:parent-style-name="Standard" style:master-page-name="Standard">
      <style:paragraph-properties fo:margin-top="0cm" fo:margin-bottom="0cm" style:page-number="auto"/>
    </style:style>
    <style:style style:name="P39" style:family="paragraph" style:parent-style-name="Standard">
      <style:paragraph-properties fo:margin-left="0cm" fo:margin-right="0cm" fo:margin-top="0cm" fo:margin-bottom="0cm" fo:text-align="justify" style:justify-single-word="false" fo:text-indent="0.635cm" style:auto-text-indent="false"/>
      <style:text-properties style:font-name="Garamond" fo:font-size="10pt" style:font-size-asian="10pt"/>
    </style:style>
    <style:style style:name="P40" style:family="paragraph" style:parent-style-name="Standard">
      <style:paragraph-properties fo:margin-left="0cm" fo:margin-right="0cm" fo:margin-top="0cm" fo:margin-bottom="0cm" fo:text-align="justify" style:justify-single-word="false" fo:text-indent="0.635cm" style:auto-text-indent="false"/>
      <style:text-properties style:font-name="Garamond" fo:font-size="10pt" fo:font-weight="bold" style:font-size-asian="10pt" style:font-weight-asian="bold"/>
    </style:style>
    <style:style style:name="P41" style:family="paragraph" style:parent-style-name="Standard">
      <style:paragraph-properties fo:margin-left="0cm" fo:margin-right="0cm" fo:margin-top="0cm" fo:margin-bottom="0cm" fo:text-align="justify" style:justify-single-word="false" fo:text-indent="0.635cm" style:auto-text-indent="false"/>
    </style:style>
    <style:style style:name="P42" style:family="paragraph" style:parent-style-name="Standard">
      <style:paragraph-properties fo:margin-left="0cm" fo:margin-right="0cm" fo:margin-top="0.212cm" fo:margin-bottom="0cm" fo:text-align="justify" style:justify-single-word="false" fo:text-indent="0.635cm" style:auto-text-indent="false"/>
    </style:style>
    <style:style style:name="P43" style:family="paragraph" style:parent-style-name="Standard">
      <style:paragraph-properties fo:margin-left="0cm" fo:margin-right="0cm" fo:margin-top="0cm" fo:margin-bottom="0cm" fo:text-align="justify" style:justify-single-word="false" fo:text-indent="0cm" style:auto-text-indent="false"/>
      <style:text-properties style:font-name="Garamond" fo:font-size="10pt" style:font-size-asian="10pt"/>
    </style:style>
    <style:style style:name="T1" style:family="text">
      <style:text-properties fo:font-variant="small-caps" style:font-name="Garamond" fo:font-weight="bold" style:font-weight-asian="bold"/>
    </style:style>
    <style:style style:name="T2" style:family="text">
      <style:text-properties fo:font-variant="small-caps" style:font-name="Garamond" fo:font-size="10pt" style:font-size-asian="10pt"/>
    </style:style>
    <style:style style:name="T3" style:family="text">
      <style:text-properties fo:font-variant="small-caps" style:font-name="Garamond" fo:font-size="10pt" style:text-underline-style="solid" style:text-underline-width="auto" style:text-underline-color="font-color" fo:font-weight="bold" style:font-size-asian="10pt" style:font-weight-asian="bold"/>
    </style:style>
    <style:style style:name="T4" style:family="text">
      <style:text-properties fo:font-variant="small-caps" style:font-name="Garamond" fo:font-size="10pt" fo:font-weight="bold" style:font-size-asian="10pt" style:font-weight-asian="bold"/>
    </style:style>
    <style:style style:name="T5" style:family="text">
      <style:text-properties fo:font-variant="small-caps" fo:color="#943634" style:font-name="Garamond" fo:font-size="10pt" fo:font-weight="bold" style:font-size-asian="10pt" style:font-weight-asian="bold"/>
    </style:style>
    <style:style style:name="T6" style:family="text">
      <style:text-properties fo:font-variant="small-caps" fo:color="#ff0000" style:font-name="Garamond" fo:font-size="10pt" fo:font-weight="bold" style:font-size-asian="10pt" style:font-weight-asian="bold"/>
    </style:style>
    <style:style style:name="T7" style:family="text">
      <style:text-properties style:font-name="Garamond" fo:font-size="10pt" style:font-size-asian="10pt"/>
    </style:style>
    <style:style style:name="T8" style:family="text">
      <style:text-properties style:font-name="Garamond" fo:font-size="10pt" fo:font-style="italic" style:font-size-asian="10pt" style:font-style-asian="italic"/>
    </style:style>
    <style:style style:name="T9" style:family="text">
      <style:text-properties style:font-name="Garamond" fo:font-size="10pt" fo:font-weight="bold" style:font-size-asian="10pt" style:font-weight-asian="bold"/>
    </style:style>
    <style:style style:name="T10" style:family="text">
      <style:text-properties style:font-name="Garamond" fo:font-size="10pt" style:text-underline-style="solid" style:text-underline-width="auto" style:text-underline-color="font-color" style:font-size-asian="10pt"/>
    </style:style>
    <style:style style:name="T11" style:family="text">
      <style:text-properties style:font-name="Garamond" fo:font-size="8pt" style:font-size-asian="8pt"/>
    </style:style>
    <style:style style:name="T12" style:family="text">
      <style:text-properties style:font-name="Garamond" fo:font-size="8pt" fo:font-style="italic" style:font-size-asian="8pt" style:font-style-asian="italic"/>
    </style:style>
    <style:style style:name="T13" style:family="text">
      <style:text-properties fo:color="#943634" style:font-name="Garamond" fo:font-size="10pt" fo:font-weight="bold" style:font-size-asian="10pt" style:font-weight-asian="bold"/>
    </style:style>
    <number:time-style style:name="N40">
      <number:hours number:style="long"/>
      <number:text>:</number:text>
      <number:minute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GoBack"/><text:span text:style-name="T1">Study Notes Colossians 3:10</text:span></text:p>
      <text:p text:style-name="P30"><text:span text:style-name="T8">By Edward Mooney</text:span></text:p>
      <text:p text:style-name="P30"><text:time style:data-style-name="N40" text:time-value="2014-06-26T13:59:06.99">09:52</text:time></text:p>
      <text:p text:style-name="P31"/>
      <text:p text:style-name="P34"><text:span text:style-name="T11">NOTE: Peel an Apple. Talk about circumcision, 2:11. To circumcise means to cut off the skin that covers. God told Abraham to do this. The Jews do this to show they are God's people. It is like a picture to show them they were to be separated to God. No other nation originally had this custom, and the nation of Israel were God's showcase nation. If you wanted to know and experience the living God you could do so by fulfilling the Law of circumcision, the mark of the Jew. But Paul says that Christians have something better than a mark on their bodies that set them apart as God's people, in a completely new way. God has circumcised them spiritually, he has cut off their flesh life, their old nature, and nailed it to the cross.</text:span></text:p>
      <text:p text:style-name="P33"/>
      <text:p text:style-name="P30"><text:span text:style-name="T3">Sermon Title:</text:span><text:span text:style-name="T4"> Christ Our Life</text:span></text:p>
      <text:p text:style-name="P35"/>
      <text:p text:style-name="P30"><text:span text:style-name="T3">Working Subtitle:</text:span><text:span text:style-name="T4"> The Power of His Resurrection</text:span></text:p>
      <text:p text:style-name="P39"/>
      <text:p text:style-name="P35">summary of the book</text:p>
      <text:p text:style-name="P43"/>
      <text:p text:style-name="P43">The Book of Colossians is Paul's letter to the Christians at Colosse. Paul had not visited Colosse. But he often prayed for the Christians there (Colossians 1:3-14).</text:p>
      <text:p text:style-name="P43"/>
      <text:p text:style-name="P43">Paul reminded the Christians about the importance of Jesus. Jesus is God, and he created everything. Then, Jesus became a man, so that he could die for us. Because Jesus died, God will forgive us. If we invite Jesus into our lives, we will become friends of God (Colossians 1:15-23).</text:p>
      <text:p text:style-name="P43"/>
      <text:p text:style-name="P43">Then, Paul warned the Christians about some people (Colossians 2). These people wanted the Christians to obey the ancient rules of the Hebrew nation. And these people said that real Christians must obey all such rules. Paul did not agree. He wrote that these rules were human traditions (Colossians 2:8). Christians ought to obey Christ, instead of tradition. Traditions might seem wise, but they cannot help us to live good lives (Colossians 2:23).</text:p>
      <text:p text:style-name="P43"/>
      <text:p text:style-name="P43">Paul reminded the Christians how they should live. They should think about the things in heaven (Colossians 3:2), because they belong with Christ (Colossians 3:3-4). They should not do evil deeds (Colossians 3:5-11). Instead, they should love other people (Colossians 3:12-14). And they should serve God (Colossians 3:15-17).</text:p>
      <text:p text:style-name="P43"/>
      <text:p text:style-name="P30"><text:span text:style-name="T3">Summary of the Passage</text:span></text:p>
      <text:p text:style-name="P41"><text:span text:style-name="T7">Paul contrasts the life of the flesh over against the life of Christ that is to be aprehended. A determined purpose to see it and understand it more clearly in sharing in the sufferings of Christ in the hope that he may attain a spiritual and moral resurrection that lifts him out of the flesh while still in his physical body. The transition from out of Adam and into Christ.</text:span></text:p>
      <text:p text:style-name="P39"/>
      <text:p text:style-name="P30"><text:span text:style-name="T3">This story in the other Gospels</text:span></text:p>
      <text:p text:style-name="P41"><text:span text:style-name="T7">Only found in this Epistle.</text:span></text:p>
      <text:p text:style-name="P39"/>
      <text:p text:style-name="P39"/>
      <text:p text:style-name="P30"><text:span text:style-name="T3">Outline of the Chapter</text:span></text:p>
      <text:list xml:id="list9178663418540151665" text:style-name="WWNum1">
        <text:list-item>
          <text:p text:style-name="P1"><text:span text:style-name="T9">The futility of the Law – 2:1</text:span></text:p>
          <text:list>
            <text:list-item>
              <text:p text:style-name="P17"><text:span text:style-name="T7">The Q: What can intellect do?</text:span></text:p>
            </text:list-item>
            <text:list-item>
              <text:p text:style-name="P17"><text:span text:style-name="T7">Paul warns them not to be taken off as spoil or to be made captives through empty philosophy and teachings of men.</text:span></text:p>
            </text:list-item>
            <text:list-item>
              <text:p text:style-name="P17"><text:span text:style-name="T7">The man answers with the greatest commandments (v. 27)</text:span></text:p>
            </text:list-item>
            <text:list-item>
              <text:p text:style-name="P17"><text:span text:style-name="T7">‘Then do that!’ Jesus says (v. 28)</text:span></text:p>
            </text:list-item>
          </text:list>
        </text:list-item>
        <text:list-item>
          <text:p text:style-name="P1"><text:span text:style-name="T9">The man didn’t like the answer </text:span><text:span text:style-name="T7">because he wanted to justify himself (for most likely not loving his “neighbor”) so he asked, </text:span><text:span text:style-name="T10">“Who is my neighbor?”</text:span><text:span text:style-name="T7"> (v.29)</text:span></text:p>
        </text:list-item>
        <text:list-item>
          <text:p text:style-name="P1"><text:span text:style-name="T9">Jesus addressed the key question with a parable</text:span></text:p>
          <text:list>
            <text:list-item>
              <text:p text:style-name="P17"><text:span text:style-name="T7">Man traveling found trouble as he moved from Jerusalem to Jericho – nearly died (v.30)</text:span></text:p>
            </text:list-item>
            <text:list-item>
              <text:p text:style-name="P17"><text:span text:style-name="T7">A </text:span><text:span text:style-name="T9">priest</text:span><text:span text:style-name="T7"> passes by and does nothing (v.31)</text:span></text:p>
            </text:list-item>
            <text:list-item>
              <text:p text:style-name="P17"><text:span text:style-name="T7">A </text:span><text:span text:style-name="T9">Levite</text:span><text:span text:style-name="T7"> passes by and does nothing (v.32)</text:span></text:p>
            </text:list-item>
            <text:list-item>
              <text:p text:style-name="P17"><text:span text:style-name="T7">A </text:span><text:span text:style-name="T9">Samaritan </text:span><text:span text:style-name="T7">passes by and has compassion and does something (v.33)</text:span></text:p>
              <text:list>
                <text:list-item>
                  <text:p text:style-name="P25"><text:span text:style-name="T7">Cared for his wounds (v.34a)</text:span></text:p>
                </text:list-item>
                <text:list-item>
                  <text:p text:style-name="P25"><text:span text:style-name="T7">Used his own possessions to get him to safely (v.34b)</text:span></text:p>
                </text:list-item>
                <text:list-item>
                  <text:p text:style-name="P25"><text:span text:style-name="T7">Used his own money to pay for the man’s care (v.35)</text:span></text:p>
                </text:list-item>
              </text:list>
            </text:list-item>
          </text:list>
        </text:list-item>
        <text:list-item>
          <text:p text:style-name="P1"><text:span text:style-name="T9">Jesus answer’s the lawyer’s question by asking him to</text:span><text:span text:style-name="T7"> identify the one who was a “true neighbor” (v36)</text:span></text:p>
          <text:list>
            <text:list-item>
              <text:p text:style-name="P17"><text:span text:style-name="T7">The instruction is given – “Go and do likewise.” (v37)</text:span></text:p>
            </text:list-item>
          </text:list>
        </text:list-item>
      </text:list>
      <text:p text:style-name="P4"/>
      <text:p text:style-name="P30"><text:span text:style-name="T3">The Main Point of this Passage</text:span></text:p>
      <text:p text:style-name="P41"><text:span text:style-name="T9">Exegetical Idea: </text:span><text:span text:style-name="T7">The barriers of culture, economy or race play no difference in our command to love our neighbor.</text:span></text:p>
      <text:p text:style-name="P42"><text:span text:style-name="T9">Theological Idea: </text:span><text:span text:style-name="T7">God has created all humans equally and we are to treat people with love without condition in order to fulfill the greatest commandment. </text:span></text:p>
      <text:p text:style-name="P42"><text:span text:style-name="T9">Applicational Idea</text:span><text:span text:style-name="T7">: <text:s/>To love God fully we must love others relentlessly.</text:span></text:p>
      <text:p text:style-name="P37"><text:soft-page-break/><text:span text:style-name="T3">So What and Why?</text:span></text:p>
      <text:p text:style-name="P41"><text:span text:style-name="T9">What do they need to know? </text:span><text:span text:style-name="T7">That God loves them and wants to show his love through them to others so that His greatest commandments may be filled (on earth as it is in heaven). </text:span></text:p>
      <text:p text:style-name="P40"/>
      <text:p text:style-name="P41"><text:span text:style-name="T9">Why do they need to know it? </text:span><text:span text:style-name="T7">Because they do not value themselves, or the people around them, to the same level that God does. If they understood the depth of God’s love for them and others, they couldn’t help but show it.</text:span></text:p>
      <text:p text:style-name="P40"/>
      <text:p text:style-name="P41"><text:span text:style-name="T9">What do they need to do? </text:span><text:span text:style-name="T7">Then need to see souls and not crowd, inconveniences or coincidences; they need to know how to make the most out of every opportunity. </text:span></text:p>
      <text:p text:style-name="P40"/>
      <text:p text:style-name="P41"><text:span text:style-name="T9">Why do they need to do it? </text:span><text:span text:style-name="T7">Because Christians don’t live any different than the outside world, this must change.</text:span></text:p>
      <text:p text:style-name="P39"/>
      <text:p text:style-name="P30"><text:span text:style-name="T3">Proposed Preaching Points</text:span></text:p>
      <text:list xml:id="list4861369256062735649" text:style-name="WWNum2">
        <text:list-item>
          <text:p text:style-name="P2"><text:span text:style-name="T7">What must I do to have eternal life? </text:span></text:p>
          <text:list>
            <text:list-item>
              <text:p text:style-name="P2"><text:span text:style-name="T7">The answer has more to do with who you are than what you do</text:span></text:p>
            </text:list-item>
          </text:list>
        </text:list-item>
        <text:list-item>
          <text:p text:style-name="P2"><text:span text:style-name="T7">To </text:span><text:span text:style-name="T8">get</text:span><text:span text:style-name="T7"> the love of God, you must get the greatest commandment </text:span></text:p>
        </text:list-item>
        <text:list-item>
          <text:p text:style-name="P2"><text:span text:style-name="T7">Righteousness without compassion is useless</text:span></text:p>
          <text:list>
            <text:list-item>
              <text:p text:style-name="P2"><text:span text:style-name="T7">The Priest</text:span></text:p>
            </text:list-item>
            <text:list-item>
              <text:p text:style-name="P2"><text:span text:style-name="T7">The Levite </text:span></text:p>
            </text:list-item>
          </text:list>
        </text:list-item>
        <text:list-item>
          <text:p text:style-name="P2"><text:span text:style-name="T2">To have the Love of God fully, we must love others relentlessly</text:span></text:p>
          <text:list>
            <text:list-item>
              <text:p text:style-name="P2"><text:span text:style-name="T7">Care less for our own preferences and more for others wounds (those in need)</text:span></text:p>
              <text:list>
                <text:list-item>
                  <text:p text:style-name="P2"><text:span text:style-name="T7">Time </text:span></text:p>
                </text:list-item>
                <text:list-item>
                  <text:p text:style-name="P2"><text:span text:style-name="T7">Reputation </text:span></text:p>
                </text:list-item>
              </text:list>
            </text:list-item>
            <text:list-item>
              <text:p text:style-name="P2"><text:span text:style-name="T7">Be willing to give what we have for the sake of others</text:span></text:p>
              <text:list>
                <text:list-item>
                  <text:p text:style-name="P2"><text:span text:style-name="T7">Possessions </text:span></text:p>
                </text:list-item>
                <text:list-item>
                  <text:p text:style-name="P2"><text:span text:style-name="T7">Money</text:span></text:p>
                </text:list-item>
              </text:list>
            </text:list-item>
          </text:list>
        </text:list-item>
        <text:list-item>
          <text:p text:style-name="P2"><text:span text:style-name="T7">Go and do likewise </text:span></text:p>
        </text:list-item>
      </text:list>
      <text:p text:style-name="P33"/>
      <text:p text:style-name="P30"><text:span text:style-name="T3">Exegetical Study and Commentary</text:span></text:p>
      <text:p text:style-name="P32"/>
      <text:p text:style-name="P30"><text:span text:style-name="T9">Introduction: </text:span></text:p>
      <text:list xml:id="list1441710444712313716" text:style-name="WWNum3">
        <text:list-item>
          <text:p text:style-name="P5"><text:span text:style-name="T7">This parable is an example of how the “wise and understanding” (v. 21) do not understand even the simplest commands of Scripture (cf. v. 27c with Lev. 19:18).</text:span></text:p>
        </text:list-item>
        <text:list-item>
          <text:p text:style-name="P5"><text:span text:style-name="T7">This is also one of the occasions where Jesus emphasized the importance of the OT Law – and the summary of it – that tells us to love God.</text:span></text:p>
        </text:list-item>
        <text:list-item>
          <text:p text:style-name="P5"><text:span text:style-name="T7">By the focus of this passage on love, in response to the question about how to early eternal life, Jesus makes it clear that Love and Faith go hand in hand. </text:span><text:span text:style-name="T10">Love is the outplay of our faith in God. </text:span></text:p>
        </text:list-item>
      </text:list>
      <text:p text:style-name="P27"/>
      <text:p text:style-name="P30"><text:span text:style-name="T4">[25] And behold, a lawyer stood up to put him to the test, saying, “Teacher, what shall I do to inherit eternal life?” </text:span></text:p>
      <text:list xml:id="list724631213" text:continue-numbering="true" text:style-name="WWNum3">
        <text:list-item>
          <text:p text:style-name="P5"><text:span text:style-name="T7">This was not a lawyer as in a man who upholds laws of the land and deals with legal matters. This was an expert in God’s Law – like a seminary professor.</text:span></text:p>
        </text:list-item>
        <text:list-item>
          <text:p text:style-name="P5"><text:span text:style-name="T7">The lawyer wanted to put Jesus to the test – not a great idea to test Jesus. He has all the answers (and is the answer) and in this case the test turned right back on to the Lawyer. </text:span></text:p>
        </text:list-item>
        <text:list-item>
          <text:p text:style-name="P5"><text:span text:style-name="T7">If he was putting him to the test, we have to ask if the lawyer was really seeking the answer to his question. Did he just want to play game with God and find out how far he could push the envelope (and who he should love and not love) or did he really want eternal life – I am guessing the former. We are told that he sough to “justify” himself.</text:span></text:p>
        </text:list-item>
        <text:list-item>
          <text:p text:style-name="P5"><text:span text:style-name="T9">Others have asked the same question – “What must I do to have eternal life (or be saved)?” </text:span><text:span text:style-name="T7">We see this in: </text:span></text:p>
          <text:list>
            <text:list-item>
              <text:p text:style-name="P18"><text:span text:style-name="T7">The rich young ruler in 18:18</text:span></text:p>
            </text:list-item>
            <text:list-item>
              <text:p text:style-name="P18"><text:span text:style-name="T7">In Acts 2 times (2:37 and 16:30)</text:span></text:p>
            </text:list-item>
          </text:list>
        </text:list-item>
        <text:list-item>
          <text:p text:style-name="P5"><text:span text:style-name="T7">Most people either ask this question sincerely or sarcastically – there is little ground in-between. Where are you? </text:span></text:p>
        </text:list-item>
        <text:list-item>
          <text:p text:style-name="P5"><text:span text:style-name="T7">“Eternal life” is synonymous with “entering the kingdom of God” or “Being saved” </text:span></text:p>
        </text:list-item>
      </text:list>
      <text:p text:style-name="P27"/>
      <text:p text:style-name="P30"><text:span text:style-name="T4">[26] He said to him, </text:span><text:span text:style-name="T5">“What is written in the Law? How do you read it?” </text:span></text:p>
      <text:list xml:id="list3839859828984621811" text:style-name="WWNum4">
        <text:list-item>
          <text:p text:style-name="P6"><text:span text:style-name="T7">The OT was the LAW and it was the plumb line for all truth. Jesus is teaching a lesson here by referring to the Bible answer the question, and no other truth.</text:span></text:p>
          <text:list>
            <text:list-item>
              <text:p text:style-name="P19"><text:span text:style-name="T7">He did the same affirmation of the Law with the Rich Young Ruler in 18:18-23</text:span></text:p>
            </text:list-item>
          </text:list>
        </text:list-item>
        <text:list-item>
          <text:p text:style-name="P6"><text:span text:style-name="T7">Anytime we have a question – especially this type of a question, we should run right to the Bible fore our answer. </text:span></text:p>
        </text:list-item>
        <text:list-item>
          <text:p text:style-name="P6"><text:span text:style-name="T7">I love that Jesus turned the question on the man and he had to answer it for himself, based on the Bible. This is one of the most effective techniques for ensuring that the ‘student’ learns the lesson. </text:span></text:p>
        </text:list-item>
        <text:list-item>
          <text:p text:style-name="P6"><text:span text:style-name="T7">We are saved by grace through faith, expressed in love – Gal. 5:6</text:span></text:p>
        </text:list-item>
      </text:list>
      <text:p text:style-name="P27"/>
      <text:p text:style-name="P30"><text:span text:style-name="T4">[27] And he answered, “You shall love the Lord your God with all your heart and with all your soul and with all your strength and with all your mind, and your neighbor as yourself.” </text:span></text:p>
      <text:list xml:id="list5386964090504853491" text:style-name="WWNum5">
        <text:list-item>
          <text:p text:style-name="P7"><text:span text:style-name="T9">To love the Lord is not only to have faith in Him, but delighting in what he delights in</text:span><text:span text:style-name="T7"> – namely his law (cf. Psalm 1, 119)</text:span></text:p>
        </text:list-item>
        <text:list-item>
          <text:p text:style-name="P7"><text:span text:style-name="T9">The whole person is to love God</text:span><text:span text:style-name="T7"> – not just a part; total devotion is required to fulfill this command. <text:s/></text:span></text:p>
          <text:list>
            <text:list-item>
              <text:p text:style-name="P20"><text:span text:style-name="T7">Heart: emotions, will, and deepest convictions</text:span></text:p>
            </text:list-item>
            <text:list-item>
              <text:p text:style-name="P20"><text:span text:style-name="T7">Soul: the immaterial part of a person’s being</text:span></text:p>
            </text:list-item>
            <text:list-item>
              <text:p text:style-name="P20"><text:span text:style-name="T7">Mind: reason (however, this term lacking in Deut. 6:5)</text:span></text:p>
            </text:list-item>
            <text:list-item>
              <text:p text:style-name="P20"><text:soft-page-break/><text:span text:style-name="T7">Strength: how a person uses the abilities and powers that he has (Matthew 22:37 alone lacks the term)</text:span></text:p>
            </text:list-item>
          </text:list>
        </text:list-item>
        <text:list-item>
          <text:p text:style-name="P7"><text:span text:style-name="T7">The Law is summarized here – which was typical of the OT teachers to summarize the whole law in these two statements</text:span></text:p>
          <text:list>
            <text:list-item>
              <text:p text:style-name="P20"><text:span text:style-name="T7">Even the 10 commandments could be broken into these two categories: love or attitudes toward Man and God. </text:span></text:p>
            </text:list-item>
            <text:list-item>
              <text:p text:style-name="P20"><text:span text:style-name="T7">Duet. 6:5 is where is says to love God</text:span></text:p>
            </text:list-item>
            <text:list-item>
              <text:p text:style-name="P20"><text:span text:style-name="T7">Lev. 19:18 is where we get the command to love others (Also: Rom 13:9; Gal 5:14; Jas 2:18)</text:span></text:p>
            </text:list-item>
          </text:list>
        </text:list-item>
        <text:list-item>
          <text:p text:style-name="P7"><text:span text:style-name="T9">Why is it that the neighbor command follows this first command so closely?</text:span><text:span text:style-name="T7"> It could be fore several reasons: (1) Loving God fully means that we love what he created fully, (2) If you love God but hate something/someone else, are you really able to love God fully? (3) The outplay of our love for God is demonstrated by how we love for and care for others.</text:span></text:p>
        </text:list-item>
        <text:list-item>
          <text:p text:style-name="P7"><text:span text:style-name="T7">A faith that doesn't produce love for other people is dead – James 2:17</text:span></text:p>
        </text:list-item>
      </text:list>
      <text:p text:style-name="P3"/>
      <text:p text:style-name="P30"><text:span text:style-name="T9">[28] And he said to him, </text:span><text:span text:style-name="T13">“You have answered correctly; do this, and you will live.”</text:span></text:p>
      <text:list xml:id="list4374566378672966808" text:style-name="WWNum6">
        <text:list-item>
          <text:p text:style-name="P8"><text:span text:style-name="T7">I love the simplicity of this answer – </text:span><text:span text:style-name="T8">Yes! Now do it!</text:span></text:p>
          <text:list>
            <text:list-item>
              <text:p text:style-name="P21"><text:span text:style-name="T7">Nike – Just do it. </text:span></text:p>
            </text:list-item>
            <text:list-item>
              <text:p text:style-name="P21"><text:span text:style-name="T7">“Do this” is present imperative, thus emphasizing the continual nature of the Christian commitments</text:span></text:p>
            </text:list-item>
          </text:list>
        </text:list-item>
        <text:list-item>
          <text:p text:style-name="P8"><text:span text:style-name="T7">To love God is not something we “Do” but it is something that we partake in. It requires our whole being, as the command alludes to, so this is much more who we are than what we do. How do we love God? We BE fully devoted to him. </text:span></text:p>
        </text:list-item>
      </text:list>
      <text:p text:style-name="P30"><text:span text:style-name="T9">[29] But he, desiring to justify himself, said to Jesus, “And who is my neighbor?” </text:span></text:p>
      <text:list xml:id="list3163754044206623386" text:style-name="WWNum7">
        <text:list-item>
          <text:p text:style-name="P9"><text:span text:style-name="T7">BUT he desires to justify himself – he knows the truth, but still wants to test the waters, or set himself right at least in His own eyes. </text:span></text:p>
        </text:list-item>
        <text:list-item>
          <text:p text:style-name="P9"><text:span text:style-name="T7">This shows that he was less than sincere </text:span></text:p>
        </text:list-item>
        <text:list-item>
          <text:p text:style-name="P9"><text:span text:style-name="T7">He asks the wrong question – Who is my neighbor is trying to exclude some people. (wrong question pal)</text:span></text:p>
          <text:list>
            <text:list-item>
              <text:p text:style-name="P22"><text:span text:style-name="T7">Last week we talked about how we are called to go to anyone and everywhere to be the revealers of hope. We are not to pick and choose whom we love and to whom we go. That is up to God.</text:span></text:p>
            </text:list-item>
          </text:list>
        </text:list-item>
        <text:list-item>
          <text:p text:style-name="P9"><text:span text:style-name="T7">The right question should have been </text:span><text:span text:style-name="T8">HOW do I love my neighbor? </text:span></text:p>
        </text:list-item>
        <text:list-item>
          <text:p text:style-name="P9"><text:span text:style-name="T7">For most Jews, Jews were already their neighbor. In this instances he doesn’t make the Jew the hero but he makes the Samaritan – who would have been hated by the Jews – was the hero. This is where Jesus answers the who and then addresses the “How”</text:span></text:p>
        </text:list-item>
      </text:list>
      <text:p text:style-name="P28"/>
      <text:p text:style-name="P30"><text:span text:style-name="T9">[30] Jesus replied, “</text:span><text:span text:style-name="T13">A man was going down from Jerusalem to Jericho, and he fell among robbers, who stripped him and beat him and departed, leaving him half dead. </text:span></text:p>
      <text:list xml:id="list2008525258144091035" text:style-name="WWNum8">
        <text:list-item>
          <text:p text:style-name="P10"><text:span text:style-name="T7">We don’t know anything about this man – nationality/religion, or such – we just know that he was traveling from Jerusalem to Jericho. However, it is safe to assume he was a Jew by nature of where he was coming from and to where he was going.</text:span></text:p>
        </text:list-item>
        <text:list-item>
          <text:p text:style-name="P10"><text:span text:style-name="T7">The route of the Jericho road, still visible today, included long stretches of rocky terrain that made it a useful base of operations for robbers. </text:span></text:p>
        </text:list-item>
        <text:list-item>
          <text:p text:style-name="P10"><text:span text:style-name="T7">The road descended (down) about 3,200 feet (975 m) from Jerusalem to Jericho along this 17 or 18-mile (29-km) route. Any route away from Jerusalem was down.</text:span></text:p>
        </text:list-item>
      </text:list>
      <text:p text:style-name="P27"/>
      <text:p text:style-name="P30"><text:span text:style-name="T13">[31] Now by chance a priest was going down that road, and when he saw him he passed by on the other side. </text:span></text:p>
      <text:list xml:id="list1848852898762033079" text:style-name="WWNum9">
        <text:list-item>
          <text:p text:style-name="P11"><text:span text:style-name="T7">A priest was a descendant of Aaron and would have had responsibilities/employment in the temple in Jerusalem. </text:span></text:p>
        </text:list-item>
        <text:list-item>
          <text:p text:style-name="P11"><text:span text:style-name="T7">He would have been involved with the sacrifices of God, therefore dealing with the “Holy” and couldn’t touch anything unclean, including dead bodies (unless a close relative). This could be 1 reason he avoided him.</text:span></text:p>
        </text:list-item>
        <text:list-item>
          <text:p text:style-name="P11"><text:span text:style-name="T7">He could have avoided him so he wouldn’t get robbed. </text:span></text:p>
        </text:list-item>
        <text:list-item>
          <text:p text:style-name="P11"><text:span text:style-name="T7">By walking on the other side, this was the clearest way to say that he plain-out avoided him.</text:span></text:p>
        </text:list-item>
        <text:list-item>
          <text:p text:style-name="P11"><text:span text:style-name="T7">It isn’t right to start putting thoughts in this fictional character’s head, but we can put them in the heads of the hearers – i.e. the Lawyer. What would he have thinking/justifying in this story? </text:span></text:p>
        </text:list-item>
      </text:list>
      <text:p text:style-name="P32"/>
      <text:p text:style-name="P30"><text:span text:style-name="T13">[32] So likewise a Levite, when he came to the place and saw him, passed by on the other side. </text:span></text:p>
      <text:list xml:id="list237615062209680749" text:style-name="WWNum10">
        <text:list-item>
          <text:p text:style-name="P12"><text:span text:style-name="T7">A member of the tribe of Levi but not a descendant of Aaron and therefore not a priest. The Levites assisted the priests, but the next most “Holy” individual.</text:span></text:p>
        </text:list-item>
        <text:list-item>
          <text:p text:style-name="P12"><text:span text:style-name="T7">Here we are seeing that the “Wise and understanding” are both being called out (cf. v.21). He was emphasizing that neither the wise or the proud and ruling (cf. 1:51-52) practiced being loving to their neighbors.</text:span></text:p>
        </text:list-item>
      </text:list>
      <text:p text:style-name="P27"/>
      <text:p text:style-name="P30"><text:span text:style-name="T13">[33] But a Samaritan, as he journeyed, came to where he was, and when he saw him, he had compassion. </text:span></text:p>
      <text:list xml:id="list544052806" text:continue-numbering="true" text:style-name="WWNum10">
        <text:list-item>
          <text:p text:style-name="P12"><text:span text:style-name="T7">Culturally, it would have been unthinkable for a Samaritan to help a Jew (cf. John 4:9; 8:48). </text:span></text:p>
        </text:list-item>
        <text:list-item>
          <text:p text:style-name="P12"><text:span text:style-name="T7">The Jews (From </text:span><text:span text:style-name="T8">Judea</text:span><text:span text:style-name="T7">) hated the “Half-breed” Samaritans (from </text:span><text:span text:style-name="T8">Samaria</text:span><text:span text:style-name="T7">) </text:span></text:p>
          <text:list>
            <text:list-item>
              <text:p text:style-name="P23"><text:span text:style-name="T7">The S. were rejected from helping build the temple with the Jews (Ez 4-6; Ne 2-4)</text:span></text:p>
            </text:list-item>
            <text:list-item>
              <text:p text:style-name="P23"><text:span text:style-name="T7">They later built their own temple on Mount Gerizim but the Jews destroyed it in 128 B.C. </text:span></text:p>
            </text:list-item>
          </text:list>
        </text:list-item>
        <text:list-item>
          <text:p text:style-name="P12"><text:span text:style-name="T7">Jesus is making the point that “our neighbor” may include someone that we would not normally love or care for. </text:span></text:p>
        </text:list-item>
        <text:list-item>
          <text:p text:style-name="P12"><text:soft-page-break/><text:span text:style-name="T7">In Luke 6:27, 35-36 he made the case for “loving our enemies.” </text:span></text:p>
        </text:list-item>
        <text:list-item>
          <text:p text:style-name="P12"><text:span text:style-name="T7">“Have compassion” or “Pity” was the same thing we are told that Jesus had on the people in 7:13 and the Father granted in 15:20</text:span></text:p>
        </text:list-item>
      </text:list>
      <text:p text:style-name="P27"/>
      <text:p text:style-name="P30"><text:span text:style-name="T13">[34] He went to him and bound up his wounds, pouring on oil and wine. Then he set him on his own animal and brought him to an inn and took care of him. </text:span></text:p>
      <text:list xml:id="list6256487667054485623" text:style-name="WWNum12">
        <text:list-item>
          <text:p text:style-name="P13"><text:span text:style-name="T7">Notice what the compassion drove him to do – </text:span></text:p>
          <text:list>
            <text:list-item>
              <text:p text:style-name="P24"><text:span text:style-name="T7">He gave of his own time to stop and care for the man</text:span></text:p>
            </text:list-item>
            <text:list-item>
              <text:p text:style-name="P24"><text:span text:style-name="T7">He certainly didn’t care about his own safety at the risk of helping him. </text:span></text:p>
            </text:list-item>
            <text:list-item>
              <text:p text:style-name="P24"><text:span text:style-name="T7">He wasn’t afraid to get his hands dirty </text:span></text:p>
            </text:list-item>
            <text:list-item>
              <text:p text:style-name="P24"><text:span text:style-name="T7">He placed the man on his own animal – this would have been his very ride and something he was proud of. The Samaritan walked while the man rode the animal. </text:span></text:p>
            </text:list-item>
            <text:list-item>
              <text:p text:style-name="P24"><text:span text:style-name="T7">He took him to an inn. No camping, or side-of-the-road first aid. He made him comfortable. </text:span></text:p>
            </text:list-item>
          </text:list>
        </text:list-item>
      </text:list>
      <text:p text:style-name="P36"/>
      <text:p text:style-name="P30"><text:span text:style-name="T13">[35] And the next day he took out two denarii and gave them to the innkeeper, saying, ‘Take care of him, and whatever more you spend, I will repay you when I come back.’ </text:span></text:p>
      <text:list xml:id="list1171412585052184567" text:style-name="WWNum11">
        <text:list-item>
          <text:p text:style-name="P14"><text:span text:style-name="T7">two denarii - the equivalent of two days’ salary</text:span></text:p>
        </text:list-item>
        <text:list-item>
          <text:p text:style-name="P14"><text:span text:style-name="T7">He was willing to even go further and take care of any other expenses the man may have had. This is way beyond the call of compassion, this was the extra mile.</text:span></text:p>
        </text:list-item>
      </text:list>
      <text:p text:style-name="P27"/>
      <text:p text:style-name="P30"><text:span text:style-name="T13">[36] Which of these three, do you think, proved to be a neighbor to the man who fell among the robbers?” </text:span></text:p>
      <text:list xml:id="list7491556306443106725" text:style-name="WWNum13">
        <text:list-item>
          <text:p text:style-name="P15"><text:span text:style-name="T7">The lawyer was wise and understanding, so he knew the right answer, though he may not have liked it. </text:span></text:p>
        </text:list-item>
        <text:list-item>
          <text:p text:style-name="P15"><text:span text:style-name="T7">This answer redefined “Who the neighbor” was and gave instead a fuller answer as to </text:span><text:span text:style-name="T8">how</text:span><text:span text:style-name="T7"> the neighbor is to act. </text:span></text:p>
        </text:list-item>
        <text:list-item>
          <text:p text:style-name="P15"><text:span text:style-name="T7">He is indicating here that we should worry less about “Who” our neighbor is and focus on what it means to really love our neighbor</text:span></text:p>
        </text:list-item>
        <text:list-item>
          <text:p text:style-name="P15"><text:span text:style-name="T7">Jesus reversed roles entirely and “tested” the man by making him answer the hard questions to get to his answers.</text:span></text:p>
        </text:list-item>
      </text:list>
      <text:p text:style-name="P26"><text:span text:style-name="T7"><text:s/></text:span></text:p>
      <text:p text:style-name="P30"><text:span text:style-name="T9">[37] He said, “The one who showed him mercy.” And Jesus said to him, </text:span><text:span text:style-name="T13">“You go, and do likewise.”</text:span></text:p>
      <text:list xml:id="list5121129131411748870" text:style-name="WWNum14">
        <text:list-item>
          <text:p text:style-name="P16"><text:span text:style-name="T7">Mercy – not getting what you deserve</text:span></text:p>
        </text:list-item>
        <text:list-item>
          <text:p text:style-name="P16"><text:span text:style-name="T7">Even though the Jew may have treated the Samaritan badly (which they had), the Samaritan showed compassion regardless and relentless</text:span></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Roman" svg:font-family="Times-Roman" style:font-family-generic="roman"/>
    <style:font-face style:name="ArialMT" svg:font-family="ArialMT"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MS Gothi" svg:font-family="'MS Goth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1pt" fo:language="en" fo:country="AU" style:letter-kerning="true" style:font-name-asian="Cambria1" style:font-size-asian="11pt" style:language-asian="en" style:country-asian="AU"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name-asian="MS Gothi" style:font-weight-asian="bold" style:font-weight-complex="bold"/>
    </style:style>
    <style:style style:name="Garmond" style:family="paragraph" style:parent-style-name="Heading_20_3" style:default-outline-level="" style:list-style-name="">
      <style:text-properties fo:color="#00000a" style:font-name="Garamond"/>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style:text-properties style:font-name="Lucida Grande" fo:font-size="9pt" style:font-size-asian="9pt" style:font-size-complex="9pt"/>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4f81bd" style:font-name="Calibri" fo:font-weight="bold" style:font-name-asian="MS Gothi" style:font-weight-asian="bold" style:font-name-complex="Times New Roman" style:font-weight-complex="bold"/>
    </style:style>
    <style:style style:name="Header_20_Char" style:display-name="Header Cha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style:font-name-complex="Times New Roman"/>
    </style:style>
    <style:style style:name="Balloon_20_Text_20_Char" style:display-name="Balloon Text Char" style:family="text" style:parent-style-name="Default_20_Paragraph_20_Font">
      <style:text-properties style:font-name="Lucida Grande" fo:font-size="9pt" style:font-size-asian="9pt" style:font-name-complex="Times New Roman" style:font-size-complex="9pt"/>
    </style:style>
    <style:style style:name="ListLabel_20_1" style:display-name="ListLabel 1" style:family="text">
      <style:text-properties fo:font-weight="bold" style:font-weight-asian="bold" style:font-name-complex="Times New Roman"/>
    </style:style>
    <style:style style:name="ListLabel_20_2" style:display-name="ListLabel 2" style:family="tex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Garamond" fo:font-size="8pt" style:font-size-asian="8pt"/>
    </style:style>
    <style:page-layout style:name="Mpm1">
      <style:page-layout-properties fo:page-width="21.59cm" fo:page-height="27.94cm" style:num-format="1" style:print-orientation="portrait" fo:margin-top="1.905cm" fo:margin-bottom="1.27cm" fo:margin-left="1.905cm" fo:margin-right="1.905cm" style:writing-mode="lr-tb" style:layout-grid-color="#c0c0c0" style:layout-grid-lines="24765" style:layout-grid-base-height="0.423cm" style:layout-grid-ruby-height="0cm" style:layout-grid-mode="none" style:layout-grid-ruby-below="false" style:layout-grid-print="false" style:layout-grid-display="false" style:layout-grid-base-width="0.37cm" style:layout-grid-snap-to-characters="true" style:footnote-max-height="0cm">
        <style:columns fo:column-count="2" fo:column-gap="1.27cm">
          <style:column style:rel-width="32767*" fo:start-indent="0cm" fo:end-indent="0.635cm"/>
          <style:column style:rel-width="32768*" fo:start-indent="0.635cm" fo:end-indent="0cm"/>
        </style:columns>
        <style:footnote-sep style:width="0.018cm" style:distance-before-sep="0.101cm" style:distance-after-sep="0.101cm" style:adjustment="left" style:rel-width="25%" style:color="#000000"/>
      </style:page-layout-properties>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footer>
        <text:p text:style-name="MP1"><text:span text:style-name="MT1">Page </text:span><text:page-number text:select-page="current">1</text:page-number><text:span text:style-name="MT1"> of </text:span><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UDY NOTES LUKE 10:25-37</dc:title>
    <meta:initial-creator>Josh Weidmann</meta:initial-creator>
    <dc:creator>Eddie Mooney</dc:creator>
    <meta:editing-cycles>11</meta:editing-cycles>
    <meta:print-date>2012-08-01T17:56:00</meta:print-date>
    <meta:creation-date>2014-06-25T01:32:00</meta:creation-date>
    <dc:date>2014-06-26T13:59:07</dc:date>
    <meta:editing-duration>PT20H13M20S</meta:editing-duration>
    <meta:generator>OpenOffice/4.1.0$Unix OpenOffice.org_project/410m18$Build-9764</meta:generator>
    <meta:document-statistic meta:table-count="0" meta:image-count="0" meta:object-count="0" meta:page-count="4" meta:paragraph-count="142" meta:word-count="2870" meta:character-count="14932"/>
    <meta:user-defined meta:name="AppVersion">12.0000</meta:user-defined>
    <meta:user-defined meta:name="Company">Colorado Community Chur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tudy%20notes.dotx" xlink:href=""/>
  </office:meta>
</office:document-meta>
</file>